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739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  <table:table-cell table:number-columns-repeated="7"/>
        </table:table-row>
        <table:table-row table:style-name="ro1">
          <table:table-cell office:value-type="string">
            <text:p>C:\DemoSQuoRE\VISHNU\betarel2\core\src\database\DatabaseResult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5"/>
        </table:table-row>
        <table:table-row table:style-name="ro1">
          <table:table-cell office:value-type="string">
            <text:p>C:\DemoSQuoRE\VISHNU\betarel2\core\src\database\DatabaseResult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database\DatabaseResult.h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database\DbFactory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database\DbFactory.cpp</text:p>
          </table:table-cell>
          <table:table-cell office:value-type="float" office:value="35">
            <text:p>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2"/>
        </table:table-row>
        <table:table-row table:style-name="ro1">
          <table:table-cell office:value-type="string">
            <text:p>C:\DemoSQuoRE\VISHNU\betarel2\core\src\database\DbFactory.h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debug.h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16_0_6</text:p>
          </table:table-cell>
          <table:table-cell office:value-type="string">
            <text:p>Parameters</text:p>
          </table:table-cell>
          <table:table-cell office:value-type="string">
            <text:p>of</text:p>
          </table:table-cell>
          <table:table-cell office:value-type="string">
            <text:p>function</text:p>
          </table:table-cell>
          <table:table-cell office:value-type="string">
            <text:p>like</text:p>
          </table:table-cell>
          <table:table-cell office:value-type="string">
            <text:p>macro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exception\FMS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FMS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4"/>
        </table:table-row>
        <table:table-row table:style-name="ro1">
          <table:table-cell office:value-type="string">
            <text:p>C:\DemoSQuoRE\VISHNU\betarel2\core\src\exception\Internal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Internal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4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0">
            <text:p>1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1">
            <text:p>1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9">
            <text:p>1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24">
            <text:p>2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20">
            <text:p>12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41">
            <text:p>14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50">
            <text:p>1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56">
            <text:p>15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59">
            <text:p>15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0">
            <text:p>16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2">
            <text:p>16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4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3">
            <text:p>2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5">
            <text:p>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2">
            <text:p>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3">
            <text:p>3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5">
            <text:p>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6">
            <text:p>3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7">
            <text:p>3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9">
            <text:p>3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</text:p>
          </table:table-cell>
          <table:table-cell office:value-type="string">
            <text:p>in</text:p>
          </table:table-cell>
          <table:table-cell office:value-type="string">
            <text:p>exception</text:p>
          </table:table-cell>
          <table:table-cell table:number-columns-repeated="5"/>
        </table:table-row>
        <table:table-row table:style-name="ro1">
          <table:table-cell office:value-type="string">
            <text:p>C:\DemoSQuoRE\VISHNU\betarel2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</text:p>
          </table:table-cell>
          <table:table-cell office:value-type="string">
            <text:p>in</text:p>
          </table:table-cell>
          <table:table-cell office:value-type="string">
            <text:p>exception</text:p>
          </table:table-cell>
          <table:table-cell table:number-columns-repeated="5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58">
            <text:p>5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86">
            <text:p>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03">
            <text:p>20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15">
            <text:p>21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database\OracleDatabase.cpp</text:p>
          </table:table-cell>
          <table:table-cell office:value-type="float" office:value="215">
            <text:p>21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4"/>
        </table:table-row>
        <table:table-row table:style-name="ro1">
          <table:table-cell office:value-type="string">
            <text:p>C:\DemoSQuoRE\VISHNU\betarel2\core\src\database\OracleDatabase.h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database\OracleDatabase.h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exception\TMSVishnuException.h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74">
            <text:p>17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77">
            <text:p>17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0">
            <text:p>180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6">
            <text:p>18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2">
            <text:p>19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5">
            <text:p>19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1">
            <text:p>20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0">
            <text:p>210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3">
            <text:p>213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9">
            <text:p>219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5">
            <text:p>22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4">
            <text:p>23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50">
            <text:p>2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427">
            <text:p>42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5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  <table:table-row table:style-name="ro1">
          <table:table-cell office:value-type="string">
            <text:p>C:\DemoSQuoRE\VISHNU\betarel2\core\src\utils\utilVishnu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0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644" meta:object-count="0"/>
    <meta:generator>OpenOffice.org/3.2$Linux OpenOffice.org_project/320m19$Build-9505</meta:generator>
  </office:meta>
</office:document-meta>
</file>